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09</text:p>
      <text:p text:style-name="P1"/>
      <text:p text:style-name="P1"><text:span text:style-name="T1">Etap I</text:span> </text:p>
      <text:p text:style-name="P1"/>
      <text:p text:style-name="P4">czy polskie prawo cywilne chroni takie dobra jak zdrowie, cześć <text:s text:c="25"/><text:span text:style-name="T3"><text:s/>TAK</text:span></text:p>
      <text:p text:style-name="P4">z którego kontynentu najbliżej jest do Antarktydy <text:s text:c="43"/><text:span text:style-name="T3"><text:s text:c="2"/>Ameryka płd</text:span> <text:s text:c="21"/></text:p>
      <text:p text:style-name="P4">który pierwiastek chemicznyc ma symbol F <text:s text:c="54"/><text:span text:style-name="T3">fluor</text:span></text:p>
      <text:p text:style-name="P4">migrena to silny i nagły ból czego <text:s text:c="67"/></text:p>
      <text:p text:style-name="P4">jakim polskim orderem została uhonorowana Astrid Lindgren <text:s text:c="21"/><text:span text:style-name="T3">order uśmiechu</text:span> <text:s text:c="18"/></text:p>
      <text:p text:style-name="P4">lekkoatleta pchający kule to kulomiot, a rzucający dyskiem <text:s text:c="27"/><text:span text:style-name="T3">dyskobol</text:span></text:p>
      <text:p text:style-name="P4">kto jest autorem sonetów krymskich <text:s text:c="53"/><text:span text:style-name="T3"><text:s text:c="11"/>Mickiewicz</text:span></text:p>
      <text:p text:style-name="P4">w jaki sposób umarł Ludwik XVI <text:s text:c="68"/><text:span text:style-name="T3">gilotyna</text:span></text:p>
      <text:p text:style-name="P4">jak nazywa się jednostka mocy <text:s text:c="72"/><text:span text:style-name="T3"><text:s/>wat</text:span></text:p>
      <text:p text:style-name="P4">proszę rozwinąć skrót BBN <text:s text:c="11"/></text:p>
      <text:p text:style-name="P4">w której części trylogii Sienkiewicza pojawiło się pytanie braci Kiemliczów: Ociec, prać</text:p>
      <text:p text:style-name="P3">Potop</text:p>
      <text:p text:style-name="P4">czy do gry na lutni potrzebny jest smyczek <text:s text:c="54"/><text:span text:style-name="T3"><text:s/>NIE </text:span></text:p>
      <text:p text:style-name="P4">ile razy odbyły się w Afryce MŚ w piłce nożnej <text:s text:c="45"/><text:span text:style-name="T3"><text:s text:c="2"/>1 raz</text:span></text:p>
      <text:p text:style-name="P4">reprezentantem którego kierunku był Salvador Dali <text:s text:c="41"/><text:span text:style-name="T3">surrealizm</text:span></text:p>
      <text:p text:style-name="P4">na pamiątkę którego wydarzenia katolicy obchodzą Zielone Świątki <text:s text:c="14"/><text:span text:style-name="T3"><text:s/>zesłanie</text:span></text:p>
      <text:p text:style-name="P4">jakie wierzby rozszumiały się w partyzanckiej piosence <text:s text:c="32"/><text:span text:style-name="T3"><text:s/>płaczące</text:span></text:p>
      <text:p text:style-name="P4">jak nazywa się język Żydów Aszkenazyjskich który powstał w Niemczech <text:s/>ok X wieku</text:p>
      <text:p text:style-name="P3">jidysz</text:p>
      <text:p text:style-name="P4">ile osób potrzeba do gry w brydża <text:s text:c="65"/><text:span text:style-name="T3"><text:s text:c="3"/>czterech</text:span></text:p>
      <text:p text:style-name="P4">który polityk sowiecki zainicjował pieriestrojkę <text:s text:c="45"/><text:span text:style-name="T3"><text:s/>Gorbaczow</text:span></text:p>
      <text:p text:style-name="P4">czy w Polsce można znaleźć turkusy <text:s text:c="63"/><text:span text:style-name="T3"><text:s/>TAK</text:span></text:p>
      <text:p text:style-name="P1"/>
      <text:p text:style-name="P2">Etap II</text:p>
      <text:p text:style-name="P4"/>
      <text:p text:style-name="P4">czy Einstein otrzymał nagrodę Nobla <text:s text:c="62"/><text:span text:style-name="T3">TAK</text:span></text:p>
      <text:p text:style-name="P4">słowo aprecjacja oznacza zwyżkę czy zniżkę siły nabywczej pieniądza <text:s text:c="9"/><text:span text:style-name="T3">zwyżka</text:span></text:p>
      <text:p text:style-name="P4">kto był ojcem Elżbiety I Tudor <text:s text:c="73"/><text:span text:style-name="T3">Henryk VIII</text:span></text:p>
      <text:p text:style-name="P4">jak nazywa się miasto pod którym w 972 wojska Mieszka I wygrały bitwę <text:s text:c="4"/><text:span text:style-name="T3">Cedynia</text:span></text:p>
      <text:p text:style-name="P4">która religia dominuje w Pakistanie <text:s text:c="64"/><text:span text:style-name="T3"><text:s text:c="2"/>Pakistan </text:span></text:p>
      <text:p text:style-name="P4">w którym państwie stoi grobowiec Taj Mahal <text:s text:c="50"/><text:span text:style-name="T3">Indie</text:span></text:p>
      <text:p text:style-name="P4">borówka czernica ma dojrzałe owoce czerwone czy czarne <text:s text:c="28"/><text:span text:style-name="T3"><text:s/>czarne</text:span></text:p>
      <text:p text:style-name="P4">w którym wieku urodził się Kazimierz Przerwa Tetmajer <text:s text:c="30"/><text:span text:style-name="T3"><text:s/>XIX w</text:span></text:p>
      <text:p text:style-name="P4">czy na wierzchołku Tarnicy możemy odpocząć w schronisku <text:s text:c="23"/><text:span text:style-name="T3"><text:s text:c="2"/>NIE </text:span></text:p>
      <text:p text:style-name="P4">ile kantów ma kółko graniaste w dzięciecej piosence <text:s text:c="37"/><text:span text:style-name="T3">cztery</text:span></text:p>
      <text:p text:style-name="P4">główne atrybuty Apolla to łuk i który instrument muzyczny <text:s text:c="24"/><text:span text:style-name="T3"><text:s/>lira</text:span></text:p>
      <text:p text:style-name="P4">jaką nazwę pochodzącą od nazwiska korsarza nosi cieśnina między Antarktydą i Ameryką południową <text:s text:c="93"/><text:span text:style-name="T3"><text:s/>cieśnina Drake'a</text:span></text:p>
      <text:p text:style-name="P4">kto przewodniczy radzie adwokackiej <text:s text:c="52"/><text:span text:style-name="T3"><text:s/>dziekan</text:span></text:p>
      <text:p text:style-name="P4">z którego państwa wywodziła się dynastia Andegaweńska <text:s text:c="20"/><text:span text:style-name="T3"><text:s/>Francja</text:span></text:p>
      <text:p text:style-name="P4">jak brzmi tytuł ballady A. Mickiewicza <text:s text:c="52"/><text:span text:style-name="T3">Powrót taty</text:span></text:p>
      <text:p text:style-name="P4">czy piegża to nazwa ptaka czy gatunku nornicy <text:s text:c="38"/><text:span text:style-name="T3">ptak</text:span></text:p>
      <text:p text:style-name="P4">którymi dwiema literami oznacza się iloraz inteligencji <text:s text:c="25"/><text:span text:style-name="T3"><text:s/>IQ</text:span></text:p>
      <text:p text:style-name="P4"><text:soft-page-break/>jak nazywa się część fajki łącząca główkę z ustnikiem <text:s text:c="27"/><text:span text:style-name="T3">cybuch</text:span></text:p>
      <text:p text:style-name="P4">jak miała na imię bohater Imię Róży, franciszkanin <text:s text:c="32"/><text:span text:style-name="T3">Wilhelm </text:span><text:s text:c="18"/></text:p>
      <text:p text:style-name="P4">androfobia to wstręt do kogo <text:s text:c="68"/><text:span text:style-name="T3">mężczyzn </text:span><text:s text:c="13"/></text:p>
      <text:p text:style-name="P4">z której rośliny wytwarzany jest olej arachidowy <text:s text:c="36"/><text:span text:style-name="T3">orzeszki</text:span> </text:p>
      <text:p text:style-name="P4">która planeta ma więcej księżyców: Wenus czy Ziemia <text:s text:c="26"/><text:span text:style-name="T3"><text:s/>Ziemia</text:span></text:p>
      <text:p text:style-name="P4">którego polskiego boksera pokonał na IO w Rzymie Muhhamad Ali <text:s text:c="6"/><text:span text:style-name="T3">Pietrzykowski</text:span></text:p>
      <text:p text:style-name="P4">jakie więzy rodzinne łączyły Michaela Jacksona z Lisą Presley <text:s text:c="13"/><text:span text:style-name="T3">małżeństwo</text:span></text:p>
      <text:p text:style-name="P4">czy inserat oznacza to samo co anons <text:s text:c="53"/><text:span text:style-name="T3"><text:s/>TAK</text:span></text:p>
      <text:p text:style-name="P4">w którym państwie wydarzyła się katastrofa w której zginęli Żwirko i Wigura <text:s text:c="5"/><text:span text:style-name="T3">Czechy</text:span></text:p>
      <text:p text:style-name="P4">oksywie to nadmorska dzielnica którego miasta <text:s text:c="37"/><text:span text:style-name="T3">Gdynia</text:span></text:p>
      <text:p text:style-name="P4">bohaterem ksiązek którego pisarza jest detekyw Eberhard Mock <text:s text:c="10"/><text:span text:style-name="T3">Marek Krajewski</text:span></text:p>
      <text:p text:style-name="P4">badaniem którego ciała niebieskiego zajmuje się heliofizyka <text:s text:c="17"/><text:span text:style-name="T3">Słońce</text:span></text:p>
      <text:p text:style-name="P4">w którym roku Jałta <text:s text:c="82"/><text:span text:style-name="T3">1945</text:span></text:p>
      <text:p text:style-name="P4">jak czterdzieści lat temu nazywało się państwo afrykańskie obecnie nazywane Burkina Faso</text:p>
      <text:p text:style-name="P3">Górna Wolta</text:p>
      <text:p text:style-name="P4">czy notariuszem w Polsce może zostać osoba która nie ukończyła 26 lat <text:s text:c="2"/><text:span text:style-name="T3">NIE</text:span> </text:p>
      <text:p text:style-name="P1"><text:span text:style-name="T2"><text:s/></text:span></text:p>
      <text:p text:style-name="P1"><text:span text:style-name="T1">Etap III</text:span> </text:p>
      <text:p text:style-name="P1"/>
      <text:p text:style-name="P4">w którym państwie stoi miasto Ancona które zdobył II polski korpus w 1944 r <text:s text:c="3"/><text:span text:style-name="T3"><text:s/>Włochy</text:span></text:p>
      <text:p text:style-name="P4">ile palców serdecznych ma człowiek <text:s text:c="60"/><text:span text:style-name="T3">dwa</text:span></text:p>
      <text:p text:style-name="P4">co w sądownictwie że rozprawa odbędzie się in camera <text:s text:c="30"/><text:span text:style-name="T3">zamknięte drzwi</text:span></text:p>
      <text:p text:style-name="P4">czy Andrzej Frycz Modrzewski żył w czasach Zygmunta Augusa <text:s text:c="25"/><text:span text:style-name="T3"><text:s/>TAK</text:span></text:p>
      <text:p text:style-name="P4">Rudolf Valentino był związany z polską aktorką jaki był jej pseudonim <text:s text:c="5"/><text:span text:style-name="T3">Pola Negri</text:span></text:p>
      <text:p text:style-name="P4">który pojazd był zaczarowany w wierszu Gałczyńskiego <text:s text:c="29"/><text:span text:style-name="T3">dorożka</text:span></text:p>
      <text:p text:style-name="P4">jak brzmi polska nazwa organizacji NATO <text:s text:c="29"/><text:span text:style-name="T3">organizacja traktatu północnoatlantyckiego <text:s text:c="7"/></text:span></text:p>
      <text:p text:style-name="P4">dwa państwa UE w ktorych obowiązuje ruch lewostronny <text:s text:c="16"/><text:span text:style-name="T3"><text:s/>Irlandia, Wlk. Brytania</text:span></text:p>
      <text:p text:style-name="P4">czy dzięcioły w Polsce są pod ochroną <text:s text:c="47"/><text:span text:style-name="T3"><text:s/>TAK</text:span></text:p>
      <text:p text:style-name="P4">kto dowodził wojskami w kampani przeciw Austrii w 1809 r <text:s text:c="11"/><text:span text:style-name="T3"><text:s text:c="2"/>ks. Poniatowski</text:span></text:p>
      <text:p text:style-name="P4">która rzeka przepływa przez jezioro Genewskie <text:s text:c="42"/><text:span text:style-name="T3"><text:s/>Rodan</text:span></text:p>
      <text:p text:style-name="P4">harfa eolska to odmiana intrumentu, co wprawia w drgania struny harfy eolskiej <text:s text:c="4"/><text:span text:style-name="T3"><text:s/>wiatr</text:span></text:p>
      <text:p text:style-name="P4">odkrycie w Biskupinie przed czy po II WŚ <text:s text:c="43"/><text:span text:style-name="T3"><text:s/>przed </text:span></text:p>
      <text:p text:style-name="P4">w ktorym powstaniu brał udział Adam Asnyk <text:s text:c="39"/><text:span text:style-name="T3"><text:s text:c="2"/>styczniowe</text:span></text:p>
      <text:p text:style-name="P4">Ryszard Strauss pochodził z Niemiec, Austrii czy Szwajcarii <text:s text:c="18"/><text:span text:style-name="T3">Niemiec </text:span></text:p>
      <text:p text:style-name="P4">jak nazywa się dochód otrzymywany przez akcjonariuszy <text:s text:c="21"/><text:span text:style-name="T3">dywidenda</text:span></text:p>
      <text:p text:style-name="P4">z którego miasta wyruszył Leonid Teliga <text:s text:c="48"/><text:span text:style-name="T3">Casablanca</text:span></text:p>
      <text:p text:style-name="P4">kto jest reżyserem filmu Dracula <text:s text:c="60"/><text:span text:style-name="T3"><text:s/>Copolla</text:span></text:p>
      <text:p text:style-name="P4">marmur pochodzący z Karreary jest słynny ze względu na barwę czy plastyczność <text:span text:style-name="T3"><text:s/>barwa</text:span></text:p>
      <text:p text:style-name="P4">która królowa angielska była ostatnią cesarzową Indiii <text:s text:c="26"/><text:span text:style-name="T3">Wiktoria</text:span></text:p>
      <text:p text:style-name="P4">czy wodny roztwór soli kuchennej przewodzi prąd <text:s text:c="9"/></text:p>
      <text:p text:style-name="P4">który malarz jest twórcą witraży w kościele franciszkanów w Krakowie <text:s text:c="2"/><text:span text:style-name="T3">Wyspiański</text:span></text:p>
      <text:p text:style-name="P4">ile powstało części filmu Va banque <text:s text:c="57"/><text:span text:style-name="T3"><text:s text:c="2"/>dwie</text:span></text:p>
      <text:p text:style-name="P4">Jelitkowo i Brzeźno to dzielnice którego miasta <text:s text:c="40"/><text:span text:style-name="T3">Gdańsk</text:span></text:p>
      <text:p text:style-name="P4">czym w dzieciństwie trudnił się Dawid <text:s text:c="14"/></text:p>
      <text:p text:style-name="P4">co jest podstawową jednostką czasu w układzie SI <text:s text:c="11"/></text:p>
      <text:p text:style-name="P4">który amerykański aktor zagrał główną rolę w musicalu Greece <text:s text:c="16"/><text:span text:style-name="T3">Travolta</text:span></text:p>
      <text:p text:style-name="P4"><text:soft-page-break/>w którym polskim mieście <text:s/>miały miejsce tegoroczne halowe MŚ w lekkiej atletyce <text:s text:c="2"/></text:p>
      <text:p text:style-name="P3">Sopot</text:p>
      <text:p text:style-name="P4">z którego miasta pochodził Tales <text:s text:c="74"/><text:span text:style-name="T3">Milet</text:span></text:p>
      <text:p text:style-name="P4">góry we wschodniej Francji oddzielone od gór Jura <text:s/>Bramą Burgundzką <text:s text:c="11"/><text:span text:style-name="T3">Wogezy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20:36:49.70</meta:creation-date>
    <meta:document-statistic meta:table-count="0" meta:image-count="0" meta:object-count="0" meta:page-count="3" meta:paragraph-count="91" meta:word-count="749" meta:character-count="7739"/>
    <dc:date>2014-08-28T21:21:33.35</dc:date>
    <meta:editing-duration>PT00H07M52S</meta:editing-duration>
    <meta:editing-cycles>1</meta:editing-cycles>
    <meta:generator>OpenOffice.ux.pl/3.1$Win32 OpenOffice.org_project/310m11$Build-39399</meta:generator>
  </office:meta>
</office:document-meta>
</file>